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5ff" officeooo:paragraph-rsid="00131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key features of an effective login page include:<text:line-break/><text:line-break/>1. **Clear and Simple Design**: A clean and organized design that is easy to navigate and understand[1][2][3].<text:line-break/><text:line-break/>2. **Login Form**: A form for inputting login information, including fields for username and password[3].<text:line-break/><text:line-break/>3. **Forgot Password Link**: A link that allows users to reset their passwords if they have forgotten them[3].<text:line-break/><text:line-break/>4. **Remember Me Option**: An option to save the user's login credentials for future use, enhancing user experience[1][2][3].<text:line-break/><text:line-break/>5. **Error Messages**: Clear and concise error messages that provide feedback on login attempts, without revealing unnecessary details[1][2][3].<text:line-break/><text:line-break/>6. **Security Features**: Implementing security measures such as SSL encryption, two-factor authentication, and rate limiting to prevent attacks like SQL injection and cross-site scripting[1][2][3].<text:line-break/><text:line-break/>7. **Visual Appeal**: A visually appealing design that includes a logo, color scheme, and typography that aligns with the website's brand[4].<text:line-break/><text:line-break/>8. **Intuitive Navigation**: Navigation that is straightforward and easy to use, allowing users to quickly locate the login form and other relevant features[4].<text:line-break/><text:line-break/>9. **User-Friendly Language**: Language that is clear and concise, avoiding technical jargon and ensuring that users can easily understand the login process[4].<text:line-break/><text:line-break/>10. **Feedback Mechanisms**: Feedback mechanisms that provide users with information about their login attempts, such as success or failure messages[4].<text:line-break/><text:line-break/>11. **Multi-Factor Authentication**: Options for multi-factor authentication, such as Google, Twitter, or Facebook login, to provide additional security[4].<text:line-break/><text:line-break/>12. **Responsive Design**: A responsive design that adapts to different devices and screen sizes, ensuring a seamless user experience across various platforms[4].<text:line-break/><text:line-break/>These features work together to create a secure, user-friendly, and visually appealing login page that effectively communicates the login process and enhances the overall user experience.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8:08:10.534000000</meta:creation-date>
    <dc:date>2024-06-08T16:20:00.023000000</dc:date>
    <meta:editing-duration>PT2M20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" meta:word-count="271" meta:character-count="1989" meta:non-whitespace-character-count="1705"/>
  </office:meta>
</office:document-meta>
</file>